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494cm" style:contextual-spacing="false" fo:text-align="center" style:justify-single-word="false"/>
      <style:text-properties officeooo:paragraph-rsid="00133370"/>
    </style:style>
    <style:style style:name="P2" style:family="paragraph" style:parent-style-name="Heading_20_4">
      <style:text-properties officeooo:paragraph-rsid="00133370"/>
    </style:style>
    <style:style style:name="P3" style:family="paragraph" style:parent-style-name="Heading_20_4">
      <style:text-properties style:font-name="Garamond"/>
    </style:style>
    <style:style style:name="P4" style:family="paragraph" style:parent-style-name="Standard">
      <style:paragraph-properties fo:margin-top="0cm" fo:margin-bottom="0.494cm" style:contextual-spacing="false" fo:text-align="center" style:justify-single-word="false"/>
      <style:text-properties officeooo:paragraph-rsid="00133370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33370"/>
    </style:style>
    <style:style style:name="P6" style:family="paragraph" style:parent-style-name="Text_20_body" style:list-style-name="L1">
      <style:text-properties officeooo:paragraph-rsid="00133370"/>
    </style:style>
    <style:style style:name="P7" style:family="paragraph" style:parent-style-name="Text_20_body" style:list-style-name="L4">
      <style:paragraph-properties fo:margin-top="0cm" fo:margin-bottom="0cm" style:contextual-spacing="false"/>
      <style:text-properties officeooo:paragraph-rsid="00133370"/>
    </style:style>
    <style:style style:name="P8" style:family="paragraph" style:parent-style-name="Text_20_body" style:list-style-name="L4">
      <style:text-properties officeooo:paragraph-rsid="00133370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officeooo:paragraph-rsid="00133370"/>
    </style:style>
    <style:style style:name="P10" style:family="paragraph" style:parent-style-name="Text_20_body" style:list-style-name="L6">
      <style:paragraph-properties fo:text-align="justify" style:justify-single-word="false"/>
      <style:text-properties style:font-name="Arial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Checklist para los Primeros Videos del Canal</text:span></text:span></text:h>
      <text:h text:style-name="Heading_20_4" text:outline-level="4"><text:span text:style-name="Strong_20_Emphasis">Video 1: Introducción a Data Science</text:span></text:h>
      <text:list text:style-name="L7">
        <text:list-item>
          <text:p text:style-name="P12">✅ Presentar a la chica protagonista que recibe un correo misterioso.</text:p>
        </text:list-item>
        <text:list-item>
          <text:p text:style-name="P12">✅ Mostrar la pregunta en el correo: "¿Quieres aprender Data Science?"</text:p>
        </text:list-item>
        <text:list-item>
          <text:p text:style-name="P12">✅ La chica acepta, y una voz misteriosa se presenta como su guía.</text:p>
        </text:list-item>
        <text:list-item>
          <text:p text:style-name="P12">✅ Explicar qué es la Ciencia de Datos de manera sencilla y divertida.</text:p>
        </text:list-item>
        <text:list-item>
          <text:p text:style-name="P12">✅ Describir las herramientas principales: Visual Studio Code y Python, usando metáforas graciosas.</text:p>
        </text:list-item>
        <text:list-item>
          <text:p text:style-name="P11">✅ Proporcionar una lista de 10 palabras clave esenciales para principiantes.</text:p>
        </text:list-item>
      </text:list>
      <text:p text:style-name="Horizontal_20_Line"/>
      <text:h text:style-name="Heading_20_4" text:outline-level="4"><text:span text:style-name="Strong_20_Emphasis">Video 2: Descargando y Explorando Visual Studio Code</text:span></text:h>
      <text:list text:style-name="L8">
        <text:list-item>
          <text:p text:style-name="P14">✅ Mostrar el proceso de descarga e instalación de Visual Studio Code, con comentarios humorísticos.</text:p>
        </text:list-item>
        <text:list-item>
          <text:p text:style-name="P14">✅ Proveer una lista de 10 palabras clave adicionales que serán necesarias para entender Visual Studio Code.</text:p>
        </text:list-item>
        <text:list-item>
          <text:p text:style-name="P14">✅ Realizar un recorrido por la interfaz gráfica de VS Code:</text:p>
          <text:list>
            <text:list-item>
              <text:p text:style-name="P14"><text:span text:style-name="Strong_20_Emphasis">Área de Trabajo</text:span>: Describirlo como la mesa principal donde se escriben y ejecutan proyectos.</text:p>
            </text:list-item>
            <text:list-item>
              <text:p text:style-name="P14"><text:span text:style-name="Strong_20_Emphasis">Barra Lateral Izquierda</text:span>: Compararla con una estantería de herramientas organizadas.</text:p>
            </text:list-item>
            <text:list-item>
              <text:p text:style-name="P14"><text:span text:style-name="Strong_20_Emphasis">Terminal</text:span>: Explicarla como un tablón de anuncios interactivo para enviar comandos.</text:p>
            </text:list-item>
            <text:list-item>
              <text:p text:style-name="P14"><text:span text:style-name="Strong_20_Emphasis">Extensiones</text:span>: Describirlas como herramientas adicionales que se pueden agregar.</text:p>
            </text:list-item>
          </text:list>
        </text:list-item>
        <text:list-item>
          <text:p text:style-name="P13">✅ Introducir las extensiones esenciales, como Python, Prettier, y Live Server, explicando cómo ayudan.</text:p>
        </text:list-item>
      </text:list>
      <text:p text:style-name="Horizontal_20_Line"/>
      <text:h text:style-name="Heading_20_4" text:outline-level="4"><text:span text:style-name="Strong_20_Emphasis">Momento de Frustración y Explicación Clara</text:span></text:h>
      <text:list text:style-name="L9">
        <text:list-item>
          <text:p text:style-name="P16">✅ La chica se frustra porque no entiende bien qué es Visual Studio Code.</text:p>
        </text:list-item>
        <text:list-item>
          <text:p text:style-name="P16">✅ Escribe un correo a la guía pidiendo una explicación más concreta y sencilla.</text:p>
        </text:list-item>
        <text:list-item>
          <text:p text:style-name="P16">✅ La guía responde con una metáfora clara y graciosa:</text:p>
          <text:list>
            <text:list-item>
              <text:p text:style-name="P16">El Área de Trabajo es la mesa principal.</text:p>
            </text:list-item>
            <text:list-item>
              <text:p text:style-name="P16">La Barra Lateral Izquierda es una estantería de herramientas organizada.</text:p>
            </text:list-item>
            <text:list-item>
              <text:p text:style-name="P16">La Terminal es un tablón de anuncios interactivo.</text:p>
            </text:list-item>
            <text:list-item>
              <text:p text:style-name="P16">Las Extensiones son herramientas adicionales para facilitar tareas.</text:p>
            </text:list-item>
          </text:list>
        </text:list-item>
        <text:list-item>
          <text:p text:style-name="P15">✅ La guía concluye con palabras de aliento y un toque de humor.</text:p>
        </text:list-item>
      </text:list>
      <text:p text:style-name="Horizontal_20_Line"/>
      <text:p text:style-name="Text_20_body">¡Esto debería hacer más fluida la estructura del segundo video!</text:p>
      <text:p text:style-name="Text_20_body">4o</text:p>
      <text:h text:style-name="Heading_20_5" text:outline-level="5"><text:soft-page-break/>Dijiste:</text:h>
      <text:p text:style-name="Text_20_body">las dies palabras desconocidas debe ser lo primero en cada video </text:p>
      <text:h text:style-name="Heading_20_6" text:outline-level="6">ChatGPT dijo:</text:h>
      <text:p text:style-name="Text_20_body">ChatGPT</text:p>
      <text:p text:style-name="Text_20_body">¡Gracias por la precisión! Aquí está el checklist modificado para que las diez palabras desconocidas sean lo primero en cada video:</text:p>
      <text:p text:style-name="Horizontal_20_Line"/>
      <text:h text:style-name="Heading_20_3" text:outline-level="3"><text:span text:style-name="Strong_20_Emphasis">Checklist para los Primeros Videos del Canal</text:span></text:h>
      <text:h text:style-name="Heading_20_4" text:outline-level="4"><text:span text:style-name="Strong_20_Emphasis">Video 1: Introducción a Data Science</text:span></text:h>
      <text:list text:style-name="L10">
        <text:list-item>
          <text:p text:style-name="P18">✅ <text:span text:style-name="Strong_20_Emphasis">Presentar las 10 palabras clave desconocidas para el primer video</text:span>.</text:p>
        </text:list-item>
        <text:list-item>
          <text:p text:style-name="P18">✅ Presentar a la chica protagonista que recibe un correo misterioso.</text:p>
        </text:list-item>
        <text:list-item>
          <text:p text:style-name="P18">✅ Mostrar la pregunta en el correo: "¿Quieres aprender Data Science?"</text:p>
        </text:list-item>
        <text:list-item>
          <text:p text:style-name="P18">✅ La chica acepta, y una voz misteriosa se presenta como su guía.</text:p>
        </text:list-item>
        <text:list-item>
          <text:p text:style-name="P18">✅ Explicar qué es la Ciencia de Datos de manera sencilla y divertida.</text:p>
        </text:list-item>
        <text:list-item>
          <text:p text:style-name="P17">✅ Describir las herramientas principales: Visual Studio Code y Python, usando metáforas graciosas.</text:p>
        </text:list-item>
      </text:list>
      <text:p text:style-name="Horizontal_20_Line"/>
      <text:h text:style-name="Heading_20_4" text:outline-level="4"><text:span text:style-name="Strong_20_Emphasis">Video 2: Descargando y Explorando Visual Studio Code</text:span></text:h>
      <text:list text:style-name="L11">
        <text:list-item>
          <text:p text:style-name="P20">✅ <text:span text:style-name="Strong_20_Emphasis">Presentar las 10 palabras clave desconocidas para el segundo video</text:span>.</text:p>
        </text:list-item>
        <text:list-item>
          <text:p text:style-name="P20">✅ Mostrar el proceso de descarga e instalación de Visual Studio Code, con comentarios humorísticos.</text:p>
        </text:list-item>
        <text:list-item>
          <text:p text:style-name="P20">✅ Realizar un recorrido por la interfaz gráfica de VS Code:</text:p>
          <text:list>
            <text:list-item>
              <text:p text:style-name="P20"><text:span text:style-name="Strong_20_Emphasis">Área de Trabajo</text:span>: Describirlo como la mesa principal donde se escriben y ejecutan proyectos.</text:p>
            </text:list-item>
            <text:list-item>
              <text:p text:style-name="P20"><text:span text:style-name="Strong_20_Emphasis">Barra Lateral Izquierda</text:span>: Compararla con una estantería de herramientas organizadas.</text:p>
            </text:list-item>
            <text:list-item>
              <text:p text:style-name="P20"><text:span text:style-name="Strong_20_Emphasis">Terminal</text:span>: Explicarla como un tablón de anuncios interactivo para enviar comandos.</text:p>
            </text:list-item>
            <text:list-item>
              <text:p text:style-name="P20"><text:span text:style-name="Strong_20_Emphasis">Extensiones</text:span>: Describirlas como herramientas adicionales que se pueden agregar.</text:p>
            </text:list-item>
          </text:list>
        </text:list-item>
        <text:list-item>
          <text:p text:style-name="P19">✅ Introducir las extensiones esenciales, como Python, Prettier, y Live Server, explicando cómo ayudan.</text:p>
        </text:list-item>
      </text:list>
      <text:p text:style-name="Horizontal_20_Line"/>
      <text:h text:style-name="Heading_20_4" text:outline-level="4"><text:span text:style-name="Strong_20_Emphasis">Momento de Frustración y Explicación Clara</text:span></text:h>
      <text:list text:style-name="L12">
        <text:list-item>
          <text:p text:style-name="P22">✅ La chica se frustra porque no entiende bien qué es Visual Studio Code.</text:p>
        </text:list-item>
        <text:list-item>
          <text:p text:style-name="P22">✅ Escribe un correo a la guía pidiendo una explicación más concreta y sencilla.</text:p>
        </text:list-item>
        <text:list-item>
          <text:p text:style-name="P22">✅ La guía responde con una metáfora clara y graciosa:</text:p>
          <text:list>
            <text:list-item>
              <text:p text:style-name="P22">El Área de Trabajo es la mesa principal.</text:p>
            </text:list-item>
            <text:list-item>
              <text:p text:style-name="P22">La Barra Lateral Izquierda es una estantería de herramientas organizada.</text:p>
            </text:list-item>
            <text:list-item>
              <text:p text:style-name="P22">La Terminal es un tablón de anuncios interactivo.</text:p>
            </text:list-item>
            <text:list-item>
              <text:p text:style-name="P22">Las Extensiones son herramientas adicionales para facilitar tareas.</text:p>
            </text:list-item>
          </text:list>
        </text:list-item>
        <text:list-item>
          <text:p text:style-name="P21"><text:soft-page-break/>✅ La guía concluye con palabras de aliento y un toque de humor.</text:p>
        </text:list-item>
      </text:list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22:05:13.241000000</meta:creation-date>
    <dc:date>2024-11-02T23:20:48.655000000</dc:date>
    <meta:editing-duration>PT1H15M35S</meta:editing-duration>
    <meta:editing-cycles>1</meta:editing-cycles>
    <meta:document-statistic meta:table-count="0" meta:image-count="0" meta:object-count="0" meta:page-count="3" meta:paragraph-count="59" meta:word-count="655" meta:character-count="3943" meta:non-whitespace-character-count="3390"/>
    <meta:generator>Edit_Docx_PLUS/7.4.0.3$Windows_X86_64 LibreOffice_project/</meta:generator>
  </office:meta>
</office:document-meta>
</file>